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5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36-37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HEZEKIAH AND THE ASSYRIAN DANGER (36:1-22; 37:1-20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HEZEKIAH AND THE ASSYRIAN DANGER (36:1-22; 37:1-20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Sennacherib and Hezekiah-Round One (36:1-22; 37:1-7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Sennacherib and Hezekiah-Round One (36:1-22; 37:1-7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men from the king (36:1-3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message to the king (36:4-21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-title-Title-Slide" presentation:presentation-page-layout-name="Master1-PPL1" draw:id="Slide-260">
        <draw:frame draw:id="id91" presentation:style-name="a475" draw:name="Title 1" svg:x="1.38in" svg:y="0.83in" svg:width="10.3in" svg:height="4.42in" presentation:class="title" presentation:placeholder="false">
          <draw:text-box>
            <text:p text:style-name="a474" text:class-names="" text:cond-style-name=""><text:span text:style-name="a472" text:class-names=""><text:s text:c="1"/>The message to the king (36:4-21):<text:s text:c="1"/></text:span><text:span text:style-name="a473" text:class-names=""/></text:p>
          </draw:text-box>
          <svg:title/>
          <svg:desc/>
        </draw:frame>
        <draw:frame draw:id="id92" presentation:style-name="a480" draw:name="Subtitle 2" svg:x="1.38in" svg:y="5.25in" svg:width="10.3in" svg:height="1.85in" presentation:class="subtitle" presentation:placeholder="false">
          <draw:text-box>
            <text:p text:style-name="a477" text:class-names="" text:cond-style-name=""><text:span text:style-name="a476" text:class-names=""><text:s text:c="1"/>What Judah cannot do (36:4-12, 18-21)<text:s text:c="1"/></text:span></text:p>
            <text:p text:style-name="a479" text:class-names="" text:cond-style-name=""><text:span text:style-name="a478" text:class-names=""/></text:p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What Judah cannot do (36:4-12, 18-21)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y cannot depend on Egypt (36:4-6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y cannot depend on God (36:7-12, 18-2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message to the king (36:4-21):<text:s text:c="1"/></text:span><text:span text:style-name="a498" text:class-names=""/></text:p>
          </draw:text-box>
          <svg:title/>
          <svg:desc/>
        </draw:frame>
        <draw:frame draw:id="id96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What Judah cannot do (36:4-12, 18-21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What Judah should do (36:13-17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Sennacherib and Hezekiah-Round One (36:1-22; 37:1-7)<text:s text:c="1"/></text:span><text:span text:style-name="a513" text:class-names=""/></text:p>
          </draw:text-box>
          <svg:title/>
          <svg:desc/>
        </draw:frame>
        <draw:frame draw:id="id98" presentation:style-name="a531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men from the king (36:1-3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message to the king (36:4-21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 misery of the king (36:22; 37: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man of God and the king (37:2-7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9" draw:style-name="a532" draw:master-page-name="Master1-Layout12-tx-Title-and-Text" presentation:presentation-page-layout-name="Master1-PPL12" draw:id="Slide-264">
        <draw:frame draw:id="id99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man of God and the king (37:2-7)<text:s text:c="1"/></text:span><text:span text:style-name="a534" text:class-names=""/></text:p>
          </draw:text-box>
          <svg:title/>
          <svg:desc/>
        </draw:frame>
        <draw:frame draw:id="id100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Hezekiah's request to Isaiah (37:2-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Hezekiah's reassurance from Isaiah (37:5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10" draw:style-name="a547" draw:master-page-name="Master1-Layout12-tx-Title-and-Text" presentation:presentation-page-layout-name="Master1-PPL12" draw:id="Slide-265">
        <draw:frame draw:id="id101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Sennacherib and Hezekiah-Round One (36:1-22; 37:1-7)<text:s text:c="1"/></text:span><text:span text:style-name="a549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men from the king (36:1-3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message to the king (36:4-21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misery of the king (36:22; 37:1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man of God and the king (37:2-7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HEZEKIAH AND THE ASSYRIAN DANGER (36:1-22; 37:1-20):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Sennacherib and Hezekiah-Round One (36:1-22; 37:1-7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Sennacherib and Hezekiah-Round Two (37:8-20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<text:s text:c="1"/>Sennacherib and Hezekiah-Round Two (37:8-20)<text:s text:c="1"/></text:span><text:span text:style-name="a585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Assyrian king to the Judean king (37:8-1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Judean king to the King of kings (37:14-20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HEZEKIAH AND THE ASSYRIAN DANGER (36:1-22; 37:1-20):<text:s text:c="1"/>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Sennacherib and Hezekiah-Round One (36:1-22; 37:1-7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Sennacherib and Hezekiah-Round Two (37:8-20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ISAIAH 36-37<text:s text:c="1"/></text:span><text:span text:style-name="a615" text:class-names=""/></text:p>
          </draw:text-box>
          <svg:title/>
          <svg:desc/>
        </draw:frame>
        <draw:frame draw:id="id110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HEZEKIAH AND THE ASSYRIAN DANGER (36:1-22; 37:1-20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HEZEKIAH AND THE ANGELIC DELIVERIANCE (37:21-38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5" draw:style-name="a628" draw:master-page-name="Master1-Layout1-title-Title-Slide" presentation:presentation-page-layout-name="Master1-PPL1" draw:id="Slide-270">
        <draw:frame draw:id="id111" presentation:style-name="a632" draw:name="Title 1" svg:x="1.38in" svg:y="0.83in" svg:width="10.3in" svg:height="4.42in" presentation:class="title" presentation:placeholder="false">
          <draw:text-box>
            <text:p text:style-name="a631" text:class-names="" text:cond-style-name=""><text:span text:style-name="a629" text:class-names="">HEZEKIAH AND THE ANGELIC DELIVERIANCE (37:21-38)<text:s text:c="1"/></text:span><text:span text:style-name="a630" text:class-names=""/></text:p>
          </draw:text-box>
          <svg:title/>
          <svg:desc/>
        </draw:frame>
        <draw:frame draw:id="id112" presentation:style-name="a637" draw:name="Subtitle 2" svg:x="1.38in" svg:y="5.25in" svg:width="10.3in" svg:height="1.85in" presentation:class="subtitle" presentation:placeholder="false">
          <draw:text-box>
            <text:p text:style-name="a634" text:class-names="" text:cond-style-name=""><text:span text:style-name="a633" text:class-names=""><text:s text:c="1"/>God condemns Sennacherib (37:21-29).<text:s text:c="1"/></text:span></text:p>
            <text:p text:style-name="a636" text:class-names="" text:cond-style-name=""><text:span text:style-name="a635" text:class-names=""/></text:p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God condemns Sennacherib (37:21-29).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His pride (37:21-2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His punishment (37:29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2-tx-Title-and-Text" presentation:presentation-page-layout-name="Master1-PPL12" draw:id="Slide-272">
        <draw:frame draw:id="id115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HEZEKIAH AND THE ANGELIC DELIVERIANCE (37:21-38)<text:s text:c="1"/></text:span><text:span text:style-name="a655" text:class-names=""/></text:p>
          </draw:text-box>
          <svg:title/>
          <svg:desc/>
        </draw:frame>
        <draw:frame draw:id="id116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God condemns Sennacherib (37:21-29).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God consoles Hezekiah (37:30-38).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8" draw:style-name="a668" draw:master-page-name="Master1-Layout1-title-Title-Slide" presentation:presentation-page-layout-name="Master1-PPL1" draw:id="Slide-273">
        <draw:frame draw:id="id117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God consoles Hezekiah (37:30-38).<text:s text:c="1"/></text:span><text:span text:style-name="a670" text:class-names=""/></text:p>
          </draw:text-box>
          <svg:title/>
          <svg:desc/>
        </draw:frame>
        <draw:frame draw:id="id118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The promises (37:30-35):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9" draw:style-name="a678" draw:master-page-name="Master1-Layout12-tx-Title-and-Text" presentation:presentation-page-layout-name="Master1-PPL12" draw:id="Slide-274">
        <draw:frame draw:id="id119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 promises (37:30-35):<text:s text:c="1"/></text:span><text:span text:style-name="a680" text:class-names=""/></text:p>
          </draw:text-box>
          <svg:title/>
          <svg:desc/>
        </draw:frame>
        <draw:frame draw:id="id120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land will soon enjoy abundant crops (37:30-32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Assyrians will never enter Jerusalem (37:33-35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20" draw:style-name="a693" draw:master-page-name="Master1-Layout12-tx-Title-and-Text" presentation:presentation-page-layout-name="Master1-PPL12" draw:id="Slide-275">
        <draw:frame draw:id="id121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God consoles Hezekiah (37:30-38).<text:s text:c="1"/></text:span><text:span text:style-name="a695" text:class-names=""/></text:p>
          </draw:text-box>
          <svg:title/>
          <svg:desc/>
        </draw:frame>
        <draw:frame draw:id="id122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promises (37:30-35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power (37:36-38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1" draw:style-name="a708" draw:master-page-name="Master1-Layout12-tx-Title-and-Text" presentation:presentation-page-layout-name="Master1-PPL12" draw:id="Slide-276">
        <draw:frame draw:id="id123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HEZEKIAH AND THE ANGELIC DELIVERIANCE (37:21-38)<text:s text:c="1"/></text:span><text:span text:style-name="a710" text:class-names=""/></text:p>
          </draw:text-box>
          <svg:title/>
          <svg:desc/>
        </draw:frame>
        <draw:frame draw:id="id124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God condemns Sennacherib (37:21-29)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God consoles Hezekiah (37:30-38).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22" draw:style-name="a723" draw:master-page-name="Master1-Layout12-tx-Title-and-Text" presentation:presentation-page-layout-name="Master1-PPL12" draw:id="Slide-277">
        <draw:frame draw:id="id125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ISAIAH 36-37<text:s text:c="1"/></text:span><text:span text:style-name="a725" text:class-names=""/></text:p>
          </draw:text-box>
          <svg:title/>
          <svg:desc/>
        </draw:frame>
        <draw:frame draw:id="id126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HEZEKIAH AND THE ASSYRIAN DANGER (36:1-22; 37:1-20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HEZEKIAH AND THE ANGELIC DELIVERIANCE (37:21-38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3" draw:style-name="a738" draw:master-page-name="Master1-Layout1-title-Title-Slide" presentation:presentation-page-layout-name="Master1-PPL1" draw:id="Slide-278">
        <draw:frame draw:id="id127" presentation:style-name="a742" draw:name="Title 1" svg:x="1.38in" svg:y="0.83in" svg:width="10.3in" svg:height="4.42in" presentation:class="title" presentation:placeholder="false">
          <draw:text-box>
            <text:p text:style-name="a741" text:class-names="" text:cond-style-name=""><text:span text:style-name="a739" text:class-names="">ISAIAH 38-39<text:s text:c="1"/></text:span><text:span text:style-name="a740" text:class-names=""/></text:p>
          </draw:text-box>
          <svg:title/>
          <svg:desc/>
        </draw:frame>
        <draw:frame draw:id="id128" presentation:style-name="a747" draw:name="Subtitle 2" svg:x="1.38in" svg:y="5.25in" svg:width="10.3in" svg:height="1.85in" presentation:class="subtitle" presentation:placeholder="false">
          <draw:text-box>
            <text:p text:style-name="a744" text:class-names="" text:cond-style-name=""><text:span text:style-name="a743" text:class-names="">THE HEALING OF HEZEKIAH (38:1-22)<text:s text:c="1"/></text:span></text:p>
            <text:p text:style-name="a746" text:class-names="" text:cond-style-name=""><text:span text:style-name="a745" text:class-names=""/></text:p>
          </draw:text-box>
          <svg:title/>
          <svg:desc/>
        </draw:frame>
      </draw:page>
      <draw:page draw:name="Slide24" draw:style-name="a748" draw:master-page-name="Master1-Layout12-tx-Title-and-Text" presentation:presentation-page-layout-name="Master1-PPL12" draw:id="Slide-279">
        <draw:frame draw:id="id129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THE HEALING OF HEZEKIAH (38:1-22)<text:s text:c="1"/></text:span><text:span text:style-name="a750" text:class-names=""/></text:p>
          </draw:text-box>
          <svg:title/>
          <svg:desc/>
        </draw:frame>
        <draw:frame draw:id="id130" presentation:style-name="a771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sickness of the king (38:1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supplication by the king (38:2-3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alvation of the king (38:4-6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sign for the king (38:7-8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summary by the king (38:9-22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5" draw:style-name="a772" draw:master-page-name="Master1-Layout1-title-Title-Slide" presentation:presentation-page-layout-name="Master1-PPL1" draw:id="Slide-280">
        <draw:frame draw:id="id131" presentation:style-name="a776" draw:name="Title 1" svg:x="1.38in" svg:y="0.83in" svg:width="10.3in" svg:height="4.42in" presentation:class="title" presentation:placeholder="false">
          <draw:text-box>
            <text:p text:style-name="a775" text:class-names="" text:cond-style-name=""><text:span text:style-name="a773" text:class-names=""><text:s text:c="1"/>The summary by the king (38:9-22)<text:s text:c="1"/></text:span><text:span text:style-name="a774" text:class-names=""/></text:p>
          </draw:text-box>
          <svg:title/>
          <svg:desc/>
        </draw:frame>
        <draw:frame draw:id="id132" presentation:style-name="a781" draw:name="Subtitle 2" svg:x="1.38in" svg:y="5.25in" svg:width="10.3in" svg:height="1.85in" presentation:class="subtitle" presentation:placeholder="false">
          <draw:text-box>
            <text:p text:style-name="a778" text:class-names="" text:cond-style-name=""><text:span text:style-name="a777" text:class-names=""><text:s text:c="1"/>Regarding his depression (38:9-16)<text:s text:c="1"/></text:span></text:p>
            <text:p text:style-name="a780" text:class-names="" text:cond-style-name=""><text:span text:style-name="a779" text:class-names=""/></text:p>
          </draw:text-box>
          <svg:title/>
          <svg:desc/>
        </draw:frame>
      </draw:page>
      <draw:page draw:name="Slide26" draw:style-name="a782" draw:master-page-name="Master1-Layout12-tx-Title-and-Text" presentation:presentation-page-layout-name="Master1-PPL12" draw:id="Slide-281">
        <draw:frame draw:id="id133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Regarding his depression (38:9-16)<text:s text:c="1"/></text:span><text:span text:style-name="a784" text:class-names=""/></text:p>
          </draw:text-box>
          <svg:title/>
          <svg:desc/>
        </draw:frame>
        <draw:frame draw:id="id134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He feels betrayed (38:9-12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He feels broken (38:13-16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7" draw:style-name="a797" draw:master-page-name="Master1-Layout12-tx-Title-and-Text" presentation:presentation-page-layout-name="Master1-PPL12" draw:id="Slide-282">
        <draw:frame draw:id="id135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summary by the king (38:9-22)<text:s text:c="1"/></text:span><text:span text:style-name="a799" text:class-names=""/></text:p>
          </draw:text-box>
          <svg:title/>
          <svg:desc/>
        </draw:frame>
        <draw:frame draw:id="id136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Regarding his depression (38:9-16)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Regarding his deliverance (38:17-22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8" draw:style-name="a812" draw:master-page-name="Master1-Layout12-tx-Title-and-Text" presentation:presentation-page-layout-name="Master1-PPL12" draw:id="Slide-283">
        <draw:frame draw:id="id137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Regarding his deliverance (38:17-22)<text:s text:c="1"/></text:span><text:span text:style-name="a814" text:class-names=""/></text:p>
          </draw:text-box>
          <svg:title/>
          <svg:desc/>
        </draw:frame>
        <draw:frame draw:id="id138" presentation:style-name="a832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What God has done (38:17-18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What Hezekiah will do (38:19-20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What Isaiah tells Hezekiah's servants (38:21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What Hezekiah asks (38:22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9" draw:style-name="a833" draw:master-page-name="Master1-Layout12-tx-Title-and-Text" presentation:presentation-page-layout-name="Master1-PPL12" draw:id="Slide-284">
        <draw:frame draw:id="id139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<text:s text:c="1"/>The summary by the king (38:9-22)<text:s text:c="1"/></text:span><text:span text:style-name="a835" text:class-names=""/></text:p>
          </draw:text-box>
          <svg:title/>
          <svg:desc/>
        </draw:frame>
        <draw:frame draw:id="id140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<text:s text:c="1"/>Regarding his depression (38:9-16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Regarding his deliverance (38:17-22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30" draw:style-name="a848" draw:master-page-name="Master1-Layout12-tx-Title-and-Text" presentation:presentation-page-layout-name="Master1-PPL12" draw:id="Slide-285">
        <draw:frame draw:id="id141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THE HEALING OF HEZEKIAH (38:1-22)<text:s text:c="1"/></text:span><text:span text:style-name="a850" text:class-names=""/></text:p>
          </draw:text-box>
          <svg:title/>
          <svg:desc/>
        </draw:frame>
        <draw:frame draw:id="id142" presentation:style-name="a871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sickness of the king (38:1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supplication by the king (38:2-3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salvation of the king (38:4-6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The sign for the king (38:7-8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The summary by the king (38:9-22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31" draw:style-name="a872" draw:master-page-name="Master1-Layout12-tx-Title-and-Text" presentation:presentation-page-layout-name="Master1-PPL12" draw:id="Slide-286">
        <draw:frame draw:id="id143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ISAIAH 38-39<text:s text:c="1"/></text:span><text:span text:style-name="a874" text:class-names=""/></text:p>
          </draw:text-box>
          <svg:title/>
          <svg:desc/>
        </draw:frame>
        <draw:frame draw:id="id144" presentation:style-name="a886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THE HEALING OF HEZEKIAH (38:1-22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HOSPITALITY OF HEZEKIAH (39:1-8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2" draw:style-name="a887" draw:master-page-name="Master1-Layout12-tx-Title-and-Text" presentation:presentation-page-layout-name="Master1-PPL12" draw:id="Slide-287">
        <draw:frame draw:id="id145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THE HOSPITALITY OF HEZEKIAH (39:1-8)<text:s text:c="1"/></text:span><text:span text:style-name="a889" text:class-names=""/></text:p>
          </draw:text-box>
          <svg:title/>
          <svg:desc/>
        </draw:frame>
        <draw:frame draw:id="id146" presentation:style-name="a901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he foolishness of the king (39:1-2):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he faulting of the king (39:3-8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33" draw:style-name="a902" draw:master-page-name="Master1-Layout12-tx-Title-and-Text" presentation:presentation-page-layout-name="Master1-PPL12" draw:id="Slide-288">
        <draw:frame draw:id="id147" presentation:style-name="a906" draw:name="Title 1" svg:x="1.38in" svg:y="0.4in" svg:width="10.6in" svg:height="1.44965in" presentation:class="title" presentation:placeholder="false">
          <draw:text-box>
            <text:p text:style-name="a905" text:class-names="" text:cond-style-name=""><text:span text:style-name="a903" text:class-names=""><text:s text:c="1"/>The faulting of the king (39:3-8)<text:s text:c="1"/></text:span><text:span text:style-name="a904" text:class-names=""/></text:p>
          </draw:text-box>
          <svg:title/>
          <svg:desc/>
        </draw:frame>
        <draw:frame draw:id="id148" presentation:style-name="a916" draw:name="Text Placeholder 2" svg:x="1.38in" svg:y="2in" svg:width="9.4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<text:s text:c="1"/>The rebuke (39:3-7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The response (39:8):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34" draw:style-name="a917" draw:master-page-name="Master1-Layout12-tx-Title-and-Text" presentation:presentation-page-layout-name="Master1-PPL12" draw:id="Slide-289">
        <draw:frame draw:id="id149" presentation:style-name="a921" draw:name="Title 1" svg:x="1.38in" svg:y="0.4in" svg:width="10.6in" svg:height="1.44965in" presentation:class="title" presentation:placeholder="false">
          <draw:text-box>
            <text:p text:style-name="a920" text:class-names="" text:cond-style-name=""><text:span text:style-name="a918" text:class-names="">THE HOSPITALITY OF HEZEKIAH (39:1-8)<text:s text:c="1"/></text:span><text:span text:style-name="a919" text:class-names=""/></text:p>
          </draw:text-box>
          <svg:title/>
          <svg:desc/>
        </draw:frame>
        <draw:frame draw:id="id150" presentation:style-name="a931" draw:name="Text Placeholder 2" svg:x="1.38in" svg:y="2in" svg:width="9.4in" svg:height="4.758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<text:s text:c="1"/>The foolishness of the king (39:1-2):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he faulting of the king (39:3-8)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</draw:page>
      <draw:page draw:name="Slide35" draw:style-name="a932" draw:master-page-name="Master1-Layout12-tx-Title-and-Text" presentation:presentation-page-layout-name="Master1-PPL12" draw:id="Slide-290">
        <draw:frame draw:id="id151" presentation:style-name="a936" draw:name="Title 1" svg:x="1.38in" svg:y="0.4in" svg:width="10.6in" svg:height="1.44965in" presentation:class="title" presentation:placeholder="false">
          <draw:text-box>
            <text:p text:style-name="a935" text:class-names="" text:cond-style-name=""><text:span text:style-name="a933" text:class-names="">ISAIAH 38-39<text:s text:c="1"/></text:span><text:span text:style-name="a934" text:class-names=""/></text:p>
          </draw:text-box>
          <svg:title/>
          <svg:desc/>
        </draw:frame>
        <draw:frame draw:id="id152" presentation:style-name="a946" draw:name="Text Placeholder 2" svg:x="1.38in" svg:y="2in" svg:width="9.4in" svg:height="4.75868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THE HEALING OF HEZEKIAH (38:1-22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THE HOSPITALITY OF HEZEKIAH (39:1-8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</draw:text-box>
          <svg:title/>
          <svg:desc/>
        </draw:frame>
      </draw:page>
      <draw:page draw:name="Slide36" draw:style-name="a947" draw:master-page-name="Master1-Layout1-title-Title-Slide" presentation:presentation-page-layout-name="Master1-PPL1" draw:id="Slide-291">
        <draw:frame draw:id="id153" presentation:style-name="a951" draw:name="Title 1" svg:x="1.38in" svg:y="0.83in" svg:width="10.3in" svg:height="4.42in" presentation:class="title" presentation:placeholder="false">
          <draw:text-box>
            <text:p text:style-name="a950" text:class-names="" text:cond-style-name=""><text:span text:style-name="a948" text:class-names="">Isaiah Part 5</text:span><text:span text:style-name="a949" text:class-names=""/></text:p>
          </draw:text-box>
          <svg:title/>
          <svg:desc/>
        </draw:frame>
        <draw:frame draw:id="id154" presentation:style-name="a9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5</dc:title>
    <meta:initial-creator>David STRICKLAND</meta:initial-creator>
    <dc:creator>David STRICKLAND</dc:creator>
    <meta:creation-date>2020-02-24T10:53:02Z</meta:creation-date>
    <dc:date>2020-02-24T10:53:03Z</dc:date>
    <meta:template xlink:href="BibleStudy" xlink:type="simple"/>
    <meta:editing-cycles>1</meta:editing-cycles>
    <meta:editing-duration>PT0S</meta:editing-duration>
    <meta:document-statistic meta:paragraph-count="109" meta:word-count="871"/>
  </office:meta>
</office:document-meta>
</file>